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3.859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3.859cm"/>
    </style:style>
    <style:style style:name="pr6" style:family="presentation" style:parent-style-name="lyt-roundedrect-notes">
      <style:graphic-properties draw:fill-color="#ffffff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Advanced Internet Computing</text:p>
          </draw:text-box>
        </draw:frame>
        <draw:frame presentation:style-name="pr2" draw:text-style-name="P1" draw:layer="layout" svg:width="22.6cm" svg:height="13.859cm" svg:x="1.4cm" svg:y="4.914cm" presentation:class="subtitle">
          <draw:text-box>
            <text:p text:style-name="P1">Crowdsourcing</text:p>
            <text:p text:style-name="P1"/>
            <text:p text:style-name="P1">Simon Zünd</text:p>
            <text:p text:style-name="P1">Klaus Nigsch</text:p>
            <text:p text:style-name="P1">Martin Keiblin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utline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Project Goals</text:p>
              </text:list-item>
              <text:list-item>
                <text:p>Live Demonstration</text:p>
              </text:list-item>
              <text:list-item>
                <text:p>Questions &amp; Answ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Project Goals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In general: Development of a simple service for sentiment analysis</text:p>
              </text:list-item>
              <text:list-item>
                <text:p>In particular: Sentiment analysis („general feeling“) of Yahoo Finance articles.</text:p>
              </text:list-item>
              <text:list-item>
                <text:p>Sentiment analysis done with Crowdsourcing paradigm. Articles are difficult to rate by a machine, so we let Human workers do that job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 (or 3?) major tasks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Parsing articles by Yahoo finance and gather information about the mentioned companies and products</text:p>
              </text:list-item>
              <text:list-item>
                <text:p>Implementing a REST Service querying the gathered knowledge base</text:p>
              </text:list-item>
              <text:list-item>
                <text:p>And on this way: Implementing a basic crowdsourcing platform (REST Service / GUI) instead of using Mobilework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echnologies used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We've chosen REST instead of SOAP</text:p>
              </text:list-item>
              <text:list-item>
                <text:p>...full list to be ad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ive Presentation</text:p>
          </draw:text-box>
        </draw:frame>
        <draw:frame presentation:style-name="pr5" draw:layer="layout" svg:width="22.6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Questions &amp; Answers</text:p>
          </draw:text-box>
        </draw:frame>
        <draw:frame presentation:style-name="pr5" draw:layer="layout" svg:width="22.6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6T16:07:52.43</meta:creation-date>
    <meta:editing-duration>PT26M29S</meta:editing-duration>
    <meta:editing-cycles>8</meta:editing-cycles>
    <dc:date>2013-11-16T16:34:00.56</dc:date>
    <meta:generator>OpenOffice.org/3.4.1$Win32 OpenOffice.org_project/341m1$Build-9593</meta:generator>
    <meta:document-statistic meta:object-count="60"/>
  </office:meta>
</office:document-meta>
</file>